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fo:font-weight="bold" officeooo:paragraph-rsid="011c2009" style:font-weight-asian="bold" style:font-weight-complex="bold"/>
    </style:style>
    <style:style style:name="P2" style:family="paragraph" style:parent-style-name="Text_20_body">
      <style:text-properties officeooo:paragraph-rsid="02f75316"/>
    </style:style>
    <style:style style:name="P3" style:family="paragraph" style:parent-style-name="Text_20_body">
      <style:text-properties officeooo:paragraph-rsid="0363d9f8"/>
    </style:style>
    <style:style style:name="P4" style:family="paragraph" style:parent-style-name="Text_20_body">
      <style:text-properties officeooo:paragraph-rsid="035c0d30"/>
    </style:style>
    <style:style style:name="P5" style:family="paragraph" style:parent-style-name="Text_20_body">
      <style:text-properties fo:font-weight="bold" officeooo:rsid="0370adbd" officeooo:paragraph-rsid="0370adbd" style:font-weight-asian="bold" style:font-weight-complex="bold"/>
    </style:style>
    <style:style style:name="P6" style:family="paragraph" style:parent-style-name="Text_20_body">
      <style:text-properties fo:font-weight="bold" officeooo:rsid="03746b18" officeooo:paragraph-rsid="03746b18" style:font-weight-asian="bold" style:font-weight-complex="bold"/>
    </style:style>
    <style:style style:name="P7" style:family="paragraph" style:parent-style-name="Text_20_body">
      <style:text-properties fo:font-weight="bold" officeooo:rsid="0377c7e7" officeooo:paragraph-rsid="0377c7e7" style:font-weight-asian="bold" style:font-weight-complex="bold"/>
    </style:style>
    <style:style style:name="P8" style:family="paragraph" style:parent-style-name="Text_20_body">
      <style:text-properties officeooo:rsid="03738ef3" officeooo:paragraph-rsid="03738ef3"/>
    </style:style>
    <style:style style:name="P9" style:family="paragraph" style:parent-style-name="Text_20_body">
      <style:text-properties officeooo:paragraph-rsid="03746b18"/>
    </style:style>
    <style:style style:name="P10" style:family="paragraph" style:parent-style-name="Text_20_body">
      <style:text-properties officeooo:paragraph-rsid="03766a4b"/>
    </style:style>
    <style:style style:name="T1" style:family="text">
      <style:text-properties fo:font-weight="bold" style:font-weight-asian="bold" style:font-weight-complex="bold"/>
    </style:style>
    <style:style style:name="T2" style:family="text">
      <style:text-properties fo:font-weight="bold" officeooo:rsid="0029c951" style:font-weight-asian="bold" style:font-weight-complex="bold"/>
    </style:style>
    <style:style style:name="T3" style:family="text">
      <style:text-properties fo:font-weight="bold" officeooo:rsid="0363d9f8" style:font-weight-asian="bold" style:font-weight-complex="bold"/>
    </style:style>
    <style:style style:name="T4" style:family="text">
      <style:text-properties fo:font-weight="bold" officeooo:rsid="035c0d30" style:font-weight-asian="bold" style:font-weight-complex="bold"/>
    </style:style>
    <style:style style:name="T5" style:family="text">
      <style:text-properties fo:font-weight="bold" officeooo:rsid="03581923" style:font-weight-asian="bold" style:font-weight-complex="bold"/>
    </style:style>
    <style:style style:name="T6" style:family="text">
      <style:text-properties fo:font-weight="bold" officeooo:rsid="0371d74e" style:font-weight-asian="bold" style:font-weight-complex="bold"/>
    </style:style>
    <style:style style:name="T7" style:family="text">
      <style:text-properties fo:font-weight="bold" officeooo:rsid="03738ef3" style:font-weight-asian="bold" style:font-weight-complex="bold"/>
    </style:style>
    <style:style style:name="T8" style:family="text">
      <style:text-properties fo:font-weight="bold" officeooo:rsid="0377c7e7" style:font-weight-asian="bold" style:font-weight-complex="bold"/>
    </style:style>
    <style:style style:name="T9" style:family="text">
      <style:text-properties fo:font-weight="bold" officeooo:rsid="03746b18" style:font-weight-asian="bold" style:font-weight-complex="bold"/>
    </style:style>
    <style:style style:name="T10" style:family="text">
      <style:text-properties fo:font-weight="bold" officeooo:rsid="037913db"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363d9f8" style:font-weight-asian="normal" style:font-weight-complex="normal"/>
    </style:style>
    <style:style style:name="T13" style:family="text">
      <style:text-properties fo:font-weight="normal" officeooo:rsid="035c0d30" style:font-weight-asian="normal" style:font-weight-complex="normal"/>
    </style:style>
    <style:style style:name="T14" style:family="text">
      <style:text-properties fo:font-weight="normal" officeooo:rsid="0370adbd" style:font-weight-asian="normal" style:font-weight-complex="normal"/>
    </style:style>
    <style:style style:name="T15" style:family="text">
      <style:text-properties fo:font-weight="normal" officeooo:rsid="03711621" style:font-weight-asian="normal" style:font-weight-complex="normal"/>
    </style:style>
    <style:style style:name="T16" style:family="text">
      <style:text-properties fo:font-weight="normal" officeooo:rsid="03738ef3" style:font-weight-asian="normal" style:font-weight-complex="normal"/>
    </style:style>
    <style:style style:name="T17" style:family="text">
      <style:text-properties fo:font-weight="normal" officeooo:rsid="0371d74e" style:font-weight-asian="normal" style:font-weight-complex="normal"/>
    </style:style>
    <style:style style:name="T18" style:family="text">
      <style:text-properties fo:font-weight="normal" officeooo:rsid="03746b18" style:font-weight-asian="normal" style:font-weight-complex="normal"/>
    </style:style>
    <style:style style:name="T19" style:family="text">
      <style:text-properties fo:font-weight="normal" officeooo:rsid="03766a4b" style:font-weight-asian="normal" style:font-weight-complex="normal"/>
    </style:style>
    <style:style style:name="T20" style:family="text">
      <style:text-properties fo:font-weight="normal" officeooo:rsid="0377c7e7" style:font-weight-asian="normal" style:font-weight-complex="normal"/>
    </style:style>
    <style:style style:name="T21" style:family="text">
      <style:text-properties fo:font-weight="normal" officeooo:rsid="03782d22" style:font-weight-asian="normal" style:font-weight-complex="normal"/>
    </style:style>
    <style:style style:name="T22" style:family="text">
      <style:text-properties fo:font-weight="normal" officeooo:rsid="037913db" style:font-weight-asian="normal" style:font-weight-complex="normal"/>
    </style:style>
    <style:style style:name="T23" style:family="text">
      <style:text-properties officeooo:rsid="00e51007"/>
    </style:style>
    <style:style style:name="T24" style:family="text">
      <style:text-properties officeooo:rsid="02c62587"/>
    </style:style>
    <style:style style:name="T25" style:family="text">
      <style:text-properties officeooo:rsid="033d4e1e"/>
    </style:style>
    <style:style style:name="T26" style:family="text">
      <style:text-properties officeooo:rsid="0370adbd"/>
    </style:style>
    <style:style style:name="T27" style:family="text">
      <style:text-properties officeooo:rsid="03782d22"/>
    </style:style>
    <style:style style:name="T28" style:family="text">
      <style:text-properties officeooo:rsid="037913d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CB IT Stuff recording <text:span text:style-name="T25">11 December</text:span> 201<text:span text:style-name="T24">9</text:span></text:p>
      <text:p text:style-name="P2"><text:span text:style-name="T2">[0]</text:span><text:span text:style-name="T23"> Welcome to IT Stuff, the opinion based stuff show that's about IT. vaguely. It's a world of pain out there right now, Yahoo Groups is about to be lost forever. So come with us as we all hit rock bottom together, your companions in gloom will be Kriss and Shi, and I'm depressed beyond pills.</text:span></text:p>
      <text:p text:style-name="P4"><text:span text:style-name="T5">[</text:span><text:span text:style-name="T4">2]</text:span><text:span text:style-name="T13"> </text:span><text:span text:style-name="T21">Eco news air based vegan meat from Air Protein in California - nasa idea from the 60s - feed CO2 to microorganisms called hydrogenotrophs in</text:span> fermentation tanks -<text:span text:style-name="T27">&gt;</text:span> 80% protein pale brown powder <text:span text:style-name="T27">with</text:span> a “neutral flavour”. </text:p>
      <text:p text:style-name="P9"><text:span text:style-name="T4">[</text:span><text:span text:style-name="T10">5</text:span><text:span text:style-name="T9">]</text:span><text:span text:style-name="T18"> </text:span><text:span text:style-name="T22">James Dean resurrected via CGI to play support in a rubbish film wat</text:span></text:p>
      <text:p text:style-name="P6">[<text:span text:style-name="T28">7</text:span>]<text:span text:style-name="T11"> </text:span><text:span text:style-name="T21">Security news, uncovered is a group of russian baddies that's hacked over 100m from banks, they call themselves Evil Corp which is an odd plot twist for Mr Robot Season 4. And it turns out governments can seize back bitcoin, </text:span><text:span text:style-name="T22">HK and Iran and Lebanon. </text:span><text:span text:style-name="T21">Mr Robot plot twist for the real fictional Evil Corp. </text:span><text:span text:style-name="T22">Dodgy governments shutting down internets is a thing. Another massive data leak, one billion people. And </text:span></text:p>
      <text:p text:style-name="P9"><text:span text:style-name="T4">[</text:span><text:span text:style-name="T6">1</text:span><text:span text:style-name="T8">1</text:span><text:span text:style-name="T6">]</text:span><text:span text:style-name="T17"> </text:span><text:span text:style-name="T21">Nearly </text:span><text:span text:style-name="T17">half done with IT Radio 106.6fm on BCB Stuff. </text:span><text:span text:style-name="T16">My name is not important. We cast our pods onto itstuff dot org dot uk. And there's a thing, because dot org is in peril! </text:span><text:span text:style-name="T18">The story so far: the price of dot org domains was price capped, ISOC the governing body abolished the price cap, now they're selling dot org to a single bidder for over a billion, the bidder Ethos Capital is </text:span><text:span text:style-name="T19">own</text:span><text:span text:style-name="T18">ed by </text:span><text:span text:style-name="T19">nasty rich people </text:span><text:span text:style-name="T18">and headed up by somebody who used to be on ICANN, a related governing body. There's talk of dot org domains going up to fifty quid or more if they get away with it.</text:span></text:p>
      <text:p text:style-name="P8"><text:span text:style-name="T4">[</text:span><text:span text:style-name="T1">1</text:span><text:span text:style-name="T8">3</text:span><text:span text:style-name="T1">] [WORLDOFSTUFF]</text:span><text:span text:style-name="T11"> </text:span><text:span text:style-name="T20">Snap Spectacles 3, and </text:span><text:span text:style-name="T11">Chinese train TP</text:span></text:p>
      <text:p text:style-name="P10"><text:span text:style-name="T4">[</text:span><text:span text:style-name="T7">1</text:span><text:span text:style-name="T8">7</text:span><text:span text:style-name="T7">] [SINGULARITY]</text:span><text:span text:style-name="T16"> </text:span><text:span text:style-name="T19">AI Dungeon 2 infinitely generated text adventure, and </text:span><text:span text:style-name="T16">Lee Sedol quits ;</text:span><text:span text:style-name="T18">_;</text:span></text:p>
      <text:p text:style-name="P3"><text:span text:style-name="T3">[2</text:span><text:span text:style-name="T8">1</text:span><text:span text:style-name="T3">]</text:span><text:span text:style-name="T12"> Time for Go Home Elon You're Drunk </text:span><text:span text:style-name="T3">[HARAMBE]</text:span><text:span text:style-name="T12"> </text:span><text:span text:style-name="T15">busy month for Elon! First the launch of </text:span><text:span text:style-name="T16">the Cybertruck</text:span><text:span text:style-name="T15">, </text:span><text:span text:style-name="T16">it's got unbreakable windows (guess what happened at the official launch, </text:span><text:span text:style-name="T20">$700m off the Tesla share price</text:span><text:span text:style-name="T16">), then </text:span><text:span text:style-name="T14">got away with calling somebody 'pedo guy' on Twitter, </text:span><text:span text:style-name="T16">and finished off by driving round in his new personal cybertruck that isn't actually street legal yet and reversed it into some bollards. Crunch. </text:span><text:span text:style-name="T20">And his interweb satellites are ruining astronomy.</text:span></text:p>
      <text:p text:style-name="P5">[24]<text:span text:style-name="T11"> </text:span><text:span text:style-name="T16">F</text:span><text:span text:style-name="T11">inally we turn to Brian Eno (the Paul Erdos of music) Eno staged an intervention in the election campaign by posting a ditty on Yannis Varoufakis's soundcloud. If there are any Eno completists out there, this is a teachable moment. Anyway to play us out here's </text:span></text:p>
      <text:p text:style-name="P7">[26] <text:span text:style-name="T26">Half Man Half Biscuit, Eno Collaboration</text:span><text:span text:style-name="T14"><text:line-break/></text:span><text:a xlink:type="simple" xlink:href="https://www.youtube.com/watch?v=QEAKPOlnazY" text:style-name="Internet_20_link" text:visited-style-name="Visited_20_Internet_20_Link"><text:span text:style-name="T26">https://www.youtube.com/watch?v=QEAKPOlnazY</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Marathi1" svg:font-family="'Lohit Marath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Marathi" style:font-family-complex="'Lohit Marathi'"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style:font-name="Liberation Serif" fo:font-family="'Liberation Serif'" style:font-family-generic="roman" style:font-pitch="variable" fo:font-size="7pt" fo:font-weight="bold" style:font-name-asian="Arial Unicode MS" style:font-family-asian="'Arial Unicode MS'" style:font-family-generic-asian="system" style:font-pitch-asian="variable" style:font-size-asian="7pt" style:font-weight-asian="bold" style:font-name-complex="Lucida Sans" style:font-family-complex="'Lucida Sans'" style:font-family-generic-complex="system" style:font-pitch-complex="variable" style:font-size-complex="7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3T10:40:21.943372363</meta:creation-date>
    <dc:date>2019-12-11T12:27:17.110076234</dc:date>
    <meta:editing-duration>PT20H23M58S</meta:editing-duration>
    <meta:editing-cycles>167</meta:editing-cycles>
    <meta:generator>LibreOffice/6.1.4.2$Linux_X86_64 LibreOffice_project/10$Build-2</meta:generator>
    <meta:document-statistic meta:table-count="0" meta:image-count="0" meta:object-count="0" meta:page-count="1" meta:paragraph-count="11" meta:word-count="456" meta:character-count="2600" meta:non-whitespace-character-count="2152"/>
  </office:meta>
</office:document-meta>
</file>